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UKai HK" svg:font-family="'AR PL UKai HK'" style:font-pitch="variable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start" style:justify-single-word="false"/>
      <style:text-properties style:font-name-asian="DejaVu Math TeX Gyre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fo:font-size="15pt" officeooo:paragraph-rsid="003bba30" style:font-name-asian="AR PL UKai HK" style:font-size-asian="15pt" style:font-size-complex="15pt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14pt" officeooo:paragraph-rsid="00411fd9" style:font-name-asian="DejaVu Sans Condensed" style:font-size-asian="14pt" style:font-size-complex="14pt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14pt" fo:font-weight="normal" officeooo:rsid="00537229" officeooo:paragraph-rsid="00537229" style:font-name-asian="DejaVu Math TeX Gyre" style:font-size-asian="14pt" style:font-weight-asian="normal" style:font-size-complex="14pt" style:font-weight-complex="normal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font-size="24pt" fo:font-weight="bold" officeooo:paragraph-rsid="0017d811" style:font-name-asian="DejaVu Math TeX Gyre" style:font-size-asian="24pt" style:font-weight-asian="bold" style:font-size-complex="24pt" style:font-weight-complex="bold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Noto Sans CJK JP" fo:font-size="10.5pt" fo:font-weight="normal" officeooo:paragraph-rsid="0017d811" style:font-name-asian="Noto Sans CJK JP" style:font-size-asian="10.5pt" style:font-weight-asian="normal" style:font-size-complex="10.5pt" style:font-weight-complex="normal"/>
    </style:style>
    <style:style style:name="P7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Noto Sans CJK JP" fo:font-size="10.5pt" fo:font-weight="normal" officeooo:paragraph-rsid="00537229" style:font-name-asian="Noto Sans CJK JP" style:font-size-asian="10.5pt" style:font-weight-asian="normal" style:font-size-complex="10.5pt" style:font-weight-complex="normal"/>
    </style:style>
    <style:style style:name="P8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Noto Sans CJK JP" fo:font-size="10.5pt" fo:font-weight="normal" officeooo:rsid="00537229" officeooo:paragraph-rsid="0017d811" style:font-name-asian="Noto Sans CJK JP" style:font-size-asian="10.5pt" style:font-weight-asian="normal" style:font-size-complex="10.5pt" style:font-weight-complex="normal"/>
    </style:style>
    <style:style style:name="P9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Noto Sans CJK JP" fo:font-size="10.5pt" fo:font-weight="normal" officeooo:rsid="00585962" officeooo:paragraph-rsid="00585962" style:font-name-asian="Noto Sans CJK JP" style:font-size-asian="10.5pt" style:font-weight-asian="normal" style:font-size-complex="10.5pt" style:font-weight-complex="normal"/>
    </style:style>
    <style:style style:name="P10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Noto Sans CJK JP" fo:font-size="8pt" fo:font-weight="normal" officeooo:rsid="00537229" officeooo:paragraph-rsid="00537229" style:font-name-asian="Noto Sans CJK JP" style:font-size-asian="8pt" style:font-weight-asian="normal" style:font-size-complex="8pt" style:font-weight-complex="normal"/>
    </style:style>
    <style:style style:name="P11" style:family="paragraph" style:parent-style-name="Text_20_body">
      <style:paragraph-properties fo:margin-top="0in" fo:margin-bottom="0in" loext:contextual-spacing="false" fo:text-align="start" style:justify-single-word="false"/>
      <style:text-properties fo:font-size="20pt" fo:font-weight="bold" officeooo:paragraph-rsid="0017d811" style:font-name-asian="DejaVu Math TeX Gyre" style:font-size-asian="20pt" style:font-weight-asian="bold" style:font-size-complex="20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夏天的風吹着春天的雨</text:p>
      <text:p text:style-name="P5"/>
      <text:p text:style-name="P6">生命頹廢似晚秋</text:p>
      <text:p text:style-name="P6">只剩一地的枯黃</text:p>
      <text:p text:style-name="P6">等待着</text:p>
      <text:p text:style-name="P6">卻不知道等待着什麼</text:p>
      <text:p text:style-name="P6">就這樣</text:p>
      <text:p text:style-name="P6">又是一年</text:p>
      <text:p text:style-name="P6"/>
      <text:p text:style-name="P6">故園吹起了夏天的風</text:p>
      <text:p text:style-name="P6">而這裡依舊下着冬天漫長的雨</text:p>
      <text:p text:style-name="P6"/>
      <text:p text:style-name="P6">我知道</text:p>
      <text:p text:style-name="P6"/>
      <text:p text:style-name="P6">那是折翼的天空哭泣的眼淚</text:p>
      <text:p text:style-name="P6">爲了 那些無辜的生靈</text:p>
      <text:p text:style-name="P6"/>
      <text:p text:style-name="P6">我一直以爲</text:p>
      <text:p text:style-name="P6">生命是最珍貴的</text:p>
      <text:p text:style-name="P6">那些臉上的笑容</text:p>
      <text:p text:style-name="P6">是世間最美的風景</text:p>
      <text:p text:style-name="P6"/>
      <text:p text:style-name="P6">然而</text:p>
      <text:p text:style-name="P6">在魔鬼眼裡</text:p>
      <text:p text:style-name="P6">生命卻猶如</text:p>
      <text:p text:style-name="P6">祭祀的牲口</text:p>
      <text:p text:style-name="P6"/>
      <text:p text:style-name="P6">我又豈敢奢望什麼</text:p>
      <text:p text:style-name="P6">因爲我什麼也保護不了</text:p>
      <text:p text:style-name="P6"/>
      <text:p text:style-name="P6">百無一用</text:p>
      <text:p text:style-name="P6">是書生</text:p>
      <text:p text:style-name="P7">就連屍油</text:p>
      <text:p text:style-name="P7">都是沒有營養的肥料</text:p>
      <text:p text:style-name="P6"/>
      <text:p text:style-name="P6">真的好想</text:p>
      <text:p text:style-name="P6"/>
      <text:p text:style-name="P6">長醉在神話的世界裏</text:p>
      <text:p text:style-name="P6">在那裡</text:p>
      <text:p text:style-name="P6">妲己是真的</text:p>
      <text:p text:style-name="P6">美麗的故事有美麗的結局</text:p>
      <text:p text:style-name="P6">在那裡</text:p>
      <text:p text:style-name="P6">神靈是真的</text:p>
      <text:p text:style-name="P6">普度衆生</text:p>
      <text:p text:style-name="P6">也是真的</text:p>
      <text:p text:style-name="P6"/>
      <text:p text:style-name="P6">在那裡</text:p>
      <text:p text:style-name="P6">夏天 沒有悲傷的眼淚</text:p>
      <text:p text:style-name="P8"/>
      <text:p text:style-name="P9">2022年03月21日</text:p>
      <text:p text:style-name="P8"/>
      <text:p text:style-name="P8">||||||||||||||||||||||||||||||||||||||||||||||||||||</text:p>
      <text:p text:style-name="P10">東風無力百花殘</text:p>
      <text:p text:style-name="P10">一篇祭文</text:p>
      <text:p text:style-name="P10">給別人</text:p>
      <text:p text:style-name="P10">也給萬一不幸的自己</text:p>
      <text:p text:style-name="P10"/>
      <text:p text:style-name="P10">生命從來未曾如此無力</text:p>
      <text:p text:style-name="P10">以前 只要努力奮鬥</text:p>
      <text:p text:style-name="P10">就如逆水行舟</text:p>
      <text:p text:style-name="P10">有痛苦 更有喜悅</text:p>
      <text:p text:style-name="P10">如今 似乎只剩下一首歌</text:p>
      <text:p text:style-name="P10">歌名叫 無所謂</text:p>
      <text:p text:style-name="P10"/>
      <text:p text:style-name="P10">還是總理看透了紅塵</text:p>
      <text:p text:style-name="P10">地球是一粒沙子</text:p>
      <text:p text:style-name="P10">而我們</text:p>
      <text:p text:style-name="P10">只是沙粒中的塵埃</text:p>
      <text:p text:style-name="P10"/>
      <text:p text:style-name="P10">如果你還有生育能力</text:p>
      <text:p text:style-name="P10">千萬別生女兒</text:p>
      <text:p text:style-name="P10">因爲</text:p>
      <text:p text:style-name="P10">會操碎心</text:p>
      <text:p text:style-name="P10"/>
      <text:p text:style-name="P10">如果你不幸長眠</text:p>
      <text:p text:style-name="P10">千萬別釘緊棺材板</text:p>
      <text:p text:style-name="P10">因爲 你可能還有機會爬出來</text:p>
      <text:p text:style-name="P10">解開她脖子上的鐵鏈</text:p>
      <text:p text:style-name="P10"/>
      <text:p text:style-name="P10">如果 這世界如永久的黑夜</text:p>
      <text:p text:style-name="P10">那麼 存在又是爲了什麼？</text:p>
      <text:p text:style-name="P10"/>
      <text:p text:style-name="P10">中國人 這三個字</text:p>
      <text:p text:style-name="P10">就猶如漫長寒夜悲傷的代名詞</text:p>
      <text:p text:style-name="P4"/>
      <text:p text:style-name="P1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UKai HK" svg:font-family="'AR PL UKai HK'" style:font-pitch="variable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4-21T15:17:14.528114434</dc:date>
    <meta:editing-duration>PT2H13M10S</meta:editing-duration>
    <meta:editing-cycles>84</meta:editing-cycles>
    <meta:document-statistic meta:table-count="0" meta:image-count="0" meta:object-count="0" meta:page-count="1" meta:paragraph-count="65" meta:word-count="434" meta:character-count="500" meta:non-whitespace-character-count="490"/>
  </office:meta>
</office:document-meta>
</file>